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7b2cc4" officeooo:paragraph-rsid="007b2cc4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7c09ec" officeooo:paragraph-rsid="007c09ec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7e08ec" officeooo:paragraph-rsid="007e08ec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7fc92c" officeooo:paragraph-rsid="007fc92c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81ed46" officeooo:paragraph-rsid="0081ed46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82071a" officeooo:paragraph-rsid="0082071a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end" style:justify-single-word="false"/>
      <style:text-properties officeooo:paragraph-rsid="004ca859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Title">
      <style:text-properties fo:font-size="32pt" officeooo:paragraph-rsid="001dc34f" style:font-size-asian="32pt" style:font-size-complex="32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Heading_20_1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2688cc"/>
    </style:style>
    <style:style style:name="P25" style:family="paragraph" style:parent-style-name="Standard">
      <style:paragraph-properties fo:text-align="start" style:justify-single-word="false"/>
      <style:text-properties officeooo:paragraph-rsid="004ca859"/>
    </style:style>
    <style:style style:name="P26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5" style:family="paragraph" style:parent-style-name="Contents_20_Heading" style:master-page-name="Standard">
      <style:paragraph-properties style:page-number="1" fo:break-before="page"/>
    </style:style>
    <style:style style:name="P3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75fd6" officeooo:paragraph-rsid="00775fd6"/>
    </style:style>
    <style:style style:name="P37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b2c51" officeooo:paragraph-rsid="007b2c51"/>
    </style:style>
    <style:style style:name="P3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75fd6" officeooo:paragraph-rsid="00775fd6"/>
    </style:style>
    <style:style style:name="P3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75fd6" officeooo:paragraph-rsid="00775fd6"/>
    </style:style>
    <style:style style:name="P4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1ed46" officeooo:paragraph-rsid="0081ed46"/>
    </style:style>
    <style:style style:name="P4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fc92c" officeooo:paragraph-rsid="007fc92c"/>
    </style:style>
    <style:style style:name="P4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3849a" officeooo:paragraph-rsid="0083849a"/>
    </style:style>
    <style:style style:name="P4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6818b" officeooo:paragraph-rsid="0086818b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officeooo:paragraph-rsid="0082071a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paragraph-rsid="0086818b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50" style:family="paragraph" style:parent-style-name="Standard" style:list-style-name="L9">
      <style:paragraph-properties fo:text-align="justify" style:justify-single-word="false"/>
      <style:text-properties style:font-name="Georgia" officeooo:paragraph-rsid="008a4d0e" style:font-name-asian="Georgia1" style:font-name-complex="Georgia1"/>
    </style:style>
    <style:style style:name="P51" style:family="paragraph" style:parent-style-name="Standard">
      <style:paragraph-properties fo:text-align="justify" style:justify-single-word="false"/>
      <style:text-properties style:font-name="Georgia" officeooo:paragraph-rsid="008d0662" style:font-name-asian="Georgia1" style:font-name-complex="Georgia1"/>
    </style:style>
    <style:style style:name="P52" style:family="paragraph" style:parent-style-name="Standard">
      <style:paragraph-properties fo:text-align="justify" style:justify-single-word="false"/>
      <style:text-properties style:font-name="Georgia" officeooo:paragraph-rsid="008edb1f" style:font-name-asian="Georgia1" style:font-name-complex="Georgia1"/>
    </style:style>
    <style:style style:name="P53" style:family="paragraph" style:parent-style-name="Standard" style:list-style-name="L7">
      <style:paragraph-properties fo:text-align="justify" style:justify-single-word="false"/>
      <style:text-properties style:font-name="Georgia" officeooo:paragraph-rsid="008edb1f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5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6" style:family="paragraph" style:parent-style-name="Standard" style:list-style-name="L4">
      <style:paragraph-properties fo:text-align="justify" style:justify-single-word="false"/>
      <style:text-properties style:font-name="Georgia" officeooo:rsid="0082071a" officeooo:paragraph-rsid="0082071a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58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59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8edb1f" style:font-name-asian="Georgia1" style:font-name-complex="Georgia1"/>
    </style:style>
    <style:style style:name="P60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61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8d0662" style:font-name-asian="Georgia1" style:font-name-complex="Georgia1"/>
    </style:style>
    <style:style style:name="P62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63" style:family="paragraph" style:parent-style-name="Standard">
      <style:paragraph-properties fo:text-align="justify" style:justify-single-word="false"/>
      <style:text-properties style:font-name="Georgia" officeooo:rsid="00829203" officeooo:paragraph-rsid="00829203" style:font-name-asian="Georgia1" style:font-name-complex="Georgia1"/>
    </style:style>
    <style:style style:name="P64" style:family="paragraph" style:parent-style-name="Standard">
      <style:paragraph-properties fo:text-align="justify" style:justify-single-word="false"/>
      <style:text-properties style:font-name="Georgia" officeooo:rsid="0081ed46" officeooo:paragraph-rsid="0082c046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82c046" officeooo:paragraph-rsid="0082c046" style:font-name-asian="Georgia1" style:font-name-complex="Georgia1"/>
    </style:style>
    <style:style style:name="P66" style:family="paragraph" style:parent-style-name="Standard">
      <style:paragraph-properties fo:text-align="justify" style:justify-single-word="false"/>
      <style:text-properties style:font-name="Georgia" officeooo:rsid="0083849a" officeooo:paragraph-rsid="0083849a" style:font-name-asian="Georgia1" style:font-name-complex="Georgia1"/>
    </style:style>
    <style:style style:name="P67" style:family="paragraph" style:parent-style-name="Standard">
      <style:paragraph-properties fo:text-align="justify" style:justify-single-word="false"/>
      <style:text-properties style:font-name="Georgia" officeooo:rsid="00855203" officeooo:paragraph-rsid="00855203" style:font-name-asian="Georgia1" style:font-name-complex="Georgia1"/>
    </style:style>
    <style:style style:name="P68" style:family="paragraph" style:parent-style-name="Standard" style:list-style-name="L10">
      <style:paragraph-properties fo:text-align="justify" style:justify-single-word="false"/>
      <style:text-properties style:font-name="Georgia" officeooo:rsid="00855203" officeooo:paragraph-rsid="00855203" style:font-name-asian="Georgia1" style:font-name-complex="Georgia1"/>
    </style:style>
    <style:style style:name="P69" style:family="paragraph" style:parent-style-name="Standard">
      <style:paragraph-properties fo:text-align="justify" style:justify-single-word="false"/>
      <style:text-properties style:font-name="Georgia" officeooo:rsid="007fc92c" officeooo:paragraph-rsid="0086818b" style:font-name-asian="Georgia1" style:font-name-complex="Georgia1"/>
    </style:style>
    <style:style style:name="P70" style:family="paragraph" style:parent-style-name="Standard">
      <style:paragraph-properties fo:text-align="justify" style:justify-single-word="false"/>
      <style:text-properties style:font-name="Georgia" officeooo:rsid="0086818b" officeooo:paragraph-rsid="0086818b" style:font-name-asian="Georgia1" style:font-name-complex="Georgia1"/>
    </style:style>
    <style:style style:name="P71" style:family="paragraph" style:parent-style-name="Standard">
      <style:paragraph-properties fo:text-align="justify" style:justify-single-word="false"/>
      <style:text-properties style:font-name="Georgia" officeooo:rsid="0088dbbe" officeooo:paragraph-rsid="0088dbbe" style:font-name-asian="Georgia1" style:font-name-complex="Georgia1"/>
    </style:style>
    <style:style style:name="P72" style:family="paragraph" style:parent-style-name="Standard" style:list-style-name="L9">
      <style:paragraph-properties fo:text-align="justify" style:justify-single-word="false"/>
      <style:text-properties style:font-name="Georgia" officeooo:rsid="008a4d0e" officeooo:paragraph-rsid="008a4d0e" style:font-name-asian="Georgia1" style:font-name-complex="Georgia1"/>
    </style:style>
    <style:style style:name="P73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75fd6" style:font-name-asian="Georgia1" style:font-name-complex="Georgia1"/>
    </style:style>
    <style:style style:name="T6" style:family="text">
      <style:text-properties officeooo:rsid="003812f9"/>
    </style:style>
    <style:style style:name="T7" style:family="text">
      <style:text-properties officeooo:rsid="0033e01d"/>
    </style:style>
    <style:style style:name="T8" style:family="text">
      <style:text-properties style:text-position="super 58%"/>
    </style:style>
    <style:style style:name="T9" style:family="text">
      <style:text-properties officeooo:rsid="001dc34f"/>
    </style:style>
    <style:style style:name="T10" style:family="text">
      <style:text-properties officeooo:rsid="003d08c6"/>
    </style:style>
    <style:style style:name="T11" style:family="text">
      <style:text-properties officeooo:rsid="003a0c7e"/>
    </style:style>
    <style:style style:name="T12" style:family="text">
      <style:text-properties officeooo:rsid="0073d874"/>
    </style:style>
    <style:style style:name="T13" style:family="text">
      <style:text-properties officeooo:rsid="00756088"/>
    </style:style>
    <style:style style:name="T14" style:family="text">
      <style:text-properties officeooo:rsid="0078ce63"/>
    </style:style>
    <style:style style:name="T15" style:family="text">
      <style:text-properties officeooo:rsid="007f391f"/>
    </style:style>
    <style:style style:name="T16" style:family="text">
      <style:text-properties officeooo:rsid="0080ccaa"/>
    </style:style>
    <style:style style:name="T17" style:family="text">
      <style:text-properties officeooo:rsid="008240e6"/>
    </style:style>
    <style:style style:name="T18" style:family="text">
      <style:text-properties officeooo:rsid="00855203"/>
    </style:style>
    <style:style style:name="T19" style:family="text">
      <style:text-properties officeooo:rsid="0088dbbe"/>
    </style:style>
    <style:style style:name="T20" style:family="text">
      <style:text-properties officeooo:rsid="00894f44"/>
    </style:style>
    <style:style style:name="T21" style:family="text">
      <style:text-properties officeooo:rsid="008a4d0e"/>
    </style:style>
    <style:style style:name="T22" style:family="text">
      <style:text-properties officeooo:rsid="008c3dc1"/>
    </style:style>
    <style:style style:name="T23" style:family="text">
      <style:text-properties officeooo:rsid="008d0662"/>
    </style:style>
    <style:style style:name="T24" style:family="text">
      <style:text-properties officeooo:rsid="0023ad53"/>
    </style:style>
    <style:style style:name="T25" style:family="text">
      <style:text-properties officeooo:rsid="008edb1f"/>
    </style:style>
    <style:style style:name="T26" style:family="text">
      <style:text-properties officeooo:rsid="00909cf1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7">Compte-rendu de<text:line-break/>réunion – </text:span><text:span text:style-name="T13">Clôture du jalon 5 et suite de la sécurisation</text:span></text:p>
      <text:p text:style-name="Standard"/>
      <text:p text:style-name="P20"><draw:frame draw:style-name="fr3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22">🖋️ <text:span text:style-name="T1">Créateur : </text:span><text:span text:style-name="T3">Axel MOURILLON</text:span><text:span text:style-name="T1"> – </text:span><text:span text:style-name="T3">Chef de projet</text:span></text:p>
      <text:p text:style-name="P22">📅 <text:span text:style-name="T1">Date de Création : </text:span><text:span text:style-name="T5">19</text:span><text:span text:style-name="T1">/</text:span><text:span text:style-name="T5">04</text:span><text:span text:style-name="T1">/</text:span><text:span text:style-name="T3">2025</text:span></text:p>
      <text:p text:style-name="P3"/>
      <text:p text:style-name="P16">Membres présents :</text:p>
      <text:section text:style-name="Sect2" text:name="Section1">
        <text:list text:style-name="L1">
          <text:list-item>
            <text:p text:style-name="P44">Loïs ALLAIRE<text:tab/><text:tab/>OUI</text:p>
          </text:list-item>
          <text:list-item>
            <text:p text:style-name="P44">Hugo CLAMOND<text:tab/>OUI</text:p>
          </text:list-item>
          <text:list-item>
            <text:p text:style-name="P44">Axel MOURILLON<text:tab/>OUI</text:p>
          </text:list-item>
          <text:list-item>
            <text:p text:style-name="P44">Arthur YANG<text:tab/><text:tab/>OUI</text:p>
          </text:list-item>
        </text:list>
      </text:section>
      <text:p text:style-name="P22"/>
      <text:section text:style-name="Sect2" text:name="Section2">
        <text:p text:style-name="P25"><draw:frame draw:style-name="fr2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19"><draw:frame draw:style-name="fr1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26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35">Table des matières</text:p>
          </text:index-title>
          <text:p text:style-name="P31"><text:a xlink:type="simple" xlink:href="#__RefHeading___Toc395_377169772" text:style-name="Index_20_Link" text:visited-style-name="Index_20_Link">I. Clôture du jalon 5<text:tab/>2</text:a></text:p>
          <text:p text:style-name="P32"><text:a xlink:type="simple" xlink:href="#__RefHeading___Toc399_377169772" text:style-name="Index_20_Link" text:visited-style-name="Index_20_Link">A) Ce qui a été fait<text:tab/>2</text:a></text:p>
          <text:p text:style-name="P32"><text:a xlink:type="simple" xlink:href="#__RefHeading___Toc399_377169772%20Copie%201" text:style-name="Index_20_Link" text:visited-style-name="Index_20_Link">B) Reste à faire<text:tab/>2</text:a></text:p>
          <text:p text:style-name="P31"><text:a xlink:type="simple" xlink:href="#__RefHeading___Toc395_377169772%20Copie%201" text:style-name="Index_20_Link" text:visited-style-name="Index_20_Link">II. Suite de la sécurisation<text:tab/>3</text:a></text:p>
          <text:p text:style-name="P32"><text:a xlink:type="simple" xlink:href="#__RefHeading___Toc399_377169772%20Copie%204" text:style-name="Index_20_Link" text:visited-style-name="Index_20_Link">A) Sécurisation<text:tab/>3</text:a></text:p>
          <text:p text:style-name="P32"><text:a xlink:type="simple" xlink:href="#__RefHeading___Toc399_377169772%20Copie%201%20Copie%201" text:style-name="Index_20_Link" text:visited-style-name="Index_20_Link">B) Site et autres aspects techniques<text:tab/>3</text:a></text:p>
          <text:p text:style-name="P31"><text:a xlink:type="simple" xlink:href="#__RefHeading___Toc395_377169772%20Copie%202" text:style-name="Index_20_Link" text:visited-style-name="Index_20_Link">III. Points annexes<text:tab/>4</text:a></text:p>
          <text:p text:style-name="P32"><text:a xlink:type="simple" xlink:href="#__RefHeading___Toc399_377169772%20Copie%204%20Copie%201" text:style-name="Index_20_Link" text:visited-style-name="Index_20_Link">A) Commandes et produits<text:tab/>4</text:a></text:p>
          <text:p text:style-name="P32"><text:a xlink:type="simple" xlink:href="#__RefHeading___Toc399_377169772%20Copie%203%20Copie%201%20Copie%201%20Copie%201" text:style-name="Index_20_Link" text:visited-style-name="Index_20_Link">B) Gestion des effectifs<text:tab/>4</text:a></text:p>
          <text:p text:style-name="P32"><text:a xlink:type="simple" xlink:href="#__RefHeading___Toc399_377169772%20Copie%203%20Copie%201%20Copie%201" text:style-name="Index_20_Link" text:visited-style-name="Index_20_Link">C) C ka la lan<text:tab/>4</text:a></text:p>
          <text:p text:style-name="P31"><text:a xlink:type="simple" xlink:href="#__RefHeading___Toc395_377169772%20Copie%202%20Copie%202" text:style-name="Index_20_Link" text:visited-style-name="Index_20_Link">Prochaine réunion<text:tab/>5</text:a></text:p>
          <text:p text:style-name="P32"><text:a xlink:type="simple" xlink:href="#__RefHeading___Toc399_377169772%20Copie%202%20Copie%202" text:style-name="Index_20_Link" text:visited-style-name="Index_20_Link">Date<text:tab/>5</text:a></text:p>
          <text:p text:style-name="P32"><text:a xlink:type="simple" xlink:href="#__RefHeading___Toc552_377169772%20Copie%201%20Copie%202" text:style-name="Index_20_Link" text:visited-style-name="Index_20_Link">Ordre du jour<text:tab/>5</text:a></text:p>
          <text:p text:style-name="P32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list xml:id="list1230579859" text:style-name="L2">
        <text:list-item>
          <text:p text:style-name="P36"><text:bookmark-start text:name="__RefHeading___Toc395_377169772"/>Clôtur<text:span text:style-name="T14">e </text:span>du jalon 5<text:bookmark-end text:name="__RefHeading___Toc395_377169772"/></text:p>
        </text:list-item>
      </text:list>
      <text:p text:style-name="P4"/>
      <text:list xml:id="list40725600" text:style-name="L3">
        <text:list-item>
          <text:p text:style-name="P38"><text:bookmark-start text:name="__RefHeading___Toc399_377169772"/>Ce qui a été fait<text:bookmark-end text:name="__RefHeading___Toc399_377169772"/></text:p>
        </text:list-item>
      </text:list>
      <text:p text:style-name="P4"/>
      <text:p text:style-name="P10">Plan de l’analyse</text:p>
      <text:p text:style-name="P10">Intro<text:span text:style-name="T15">duction</text:span> </text:p>
      <text:p text:style-name="P10">Atelier 1 (presque fini)</text:p>
      <text:p text:style-name="P4"/>
      <text:p text:style-name="P4"/>
      <text:list xml:id="list163852153535548" text:continue-numbering="true" text:style-name="L3">
        <text:list-item>
          <text:p text:style-name="P39"><text:bookmark-start text:name="__RefHeading___Toc399_377169772 Copie 1"/>Reste à faire<text:bookmark-end text:name="__RefHeading___Toc399_377169772 Copie 1"/></text:p>
        </text:list-item>
      </text:list>
      <text:p text:style-name="P5"/>
      <text:p text:style-name="P10">Ateliers 2 à 5 : ne pas trop s’éparpiller</text:p>
      <text:p text:style-name="P12">Intégrer les parties prenantes</text:p>
      <text:p text:style-name="P12">Intégrer les tableaux de confiance au prestataire</text:p>
      <text:p text:style-name="P10"/>
      <text:p text:style-name="P11">Visuel des scénarios opérationnels</text:p>
      <text:p text:style-name="P24"/>
      <text:p text:style-name="P24"/>
      <text:list xml:id="list163852046639391" text:continue-list="list1230579859" text:style-name="L2">
        <text:list-item>
          <text:p text:style-name="P37"><text:bookmark-start text:name="__RefHeading___Toc395_377169772 Copie 1"/>Suite de la sécurisation<text:bookmark-end text:name="__RefHeading___Toc395_377169772 Copie 1"/></text:p>
        </text:list-item>
      </text:list>
      <text:p text:style-name="P6"/>
      <text:list xml:id="list163852674490704" text:continue-list="list163852153535548" text:style-name="L3">
        <text:list-item text:start-value="1">
          <text:p text:style-name="P40"><text:bookmark-start text:name="__RefHeading___Toc399_377169772 Copie 4"/>Sécurisation<text:bookmark-end text:name="__RefHeading___Toc399_377169772 Copie 4"/></text:p>
        </text:list-item>
      </text:list>
      <text:p text:style-name="P5"/>
      <text:p text:style-name="P67">Sécurisation Firewall :</text:p>
      <text:list xml:id="list3531701151" text:style-name="L10">
        <text:list-item>
          <text:p text:style-name="P68">Guide de sécurisation StormShield de l’ANSSI </text:p>
          <text:list>
            <text:list-header>
              <text:p text:style-name="P68">⇒ Ce qui est pertinent avait déjà été fait</text:p>
            </text:list-header>
          </text:list>
        </text:list-item>
        <text:list-item>
          <text:p text:style-name="P68">Renforcer les règles de filtrages</text:p>
        </text:list-item>
      </text:list>
      <text:p text:style-name="P5"/>
      <text:p text:style-name="P14">Pas d’avancement <text:span text:style-name="T18">de sécurisation</text:span></text:p>
      <text:p text:style-name="P63">Pas d’avancer sur le monitoring de mises à jour</text:p>
      <text:p text:style-name="P14">Pas de R&amp;D sur AppArmor </text:p>
      <text:p text:style-name="P5"/>
      <text:p text:style-name="P15">Directives : </text:p>
      <text:list text:style-name="L4">
        <text:list-item>
          <text:p text:style-name="P56">Préparer un "template" de sécurisation des VM</text:p>
          <text:list>
            <text:list-item>
              <text:p text:style-name="P56">UFW → trafic intra vlan</text:p>
            </text:list-item>
            <text:list-item>
              <text:p text:style-name="P56">AppArmor → cloisonnement basique (améliorable plus tard)</text:p>
              <text:p text:style-name="P56">⇒ 1<text:span text:style-name="T8">er</text:span> niveau de la sécurisation (système)</text:p>
            </text:list-item>
            <text:list-item>
              <text:p text:style-name="P56">Changement de port de par défaut quand c’est possible</text:p>
            </text:list-item>
          </text:list>
        </text:list-item>
        <text:list-item>
          <text:p text:style-name="P56">Monitoring de mise<text:span text:style-name="T17">s</text:span> à jour</text:p>
        </text:list-item>
        <text:list-item>
          <text:p text:style-name="P56">Se concentre les éléments exposés à l’extérieur</text:p>
        </text:list-item>
      </text:list>
      <text:p text:style-name="P15"/>
      <text:p text:style-name="P46"/>
      <text:list xml:id="list163851983042589" text:continue-list="list163852674490704" text:style-name="L3">
        <text:list-item>
          <text:p text:style-name="P40"><text:bookmark-start text:name="__RefHeading___Toc399_377169772 Copie 1 Copie 1"/>Site et autres aspects techniques<text:bookmark-end text:name="__RefHeading___Toc399_377169772 Copie 1 Copie 1"/></text:p>
        </text:list-item>
      </text:list>
      <text:p text:style-name="P5"/>
      <text:p text:style-name="P64">Pas d’avancement du tout </text:p>
      <text:p text:style-name="P5"/>
      <text:p text:style-name="P65">Réunion Axel x Loïs : lundi 21 avril 2025 – 15h30</text:p>
      <text:p text:style-name="P4"/>
      <text:p text:style-name="P4"/>
      <text:list xml:id="list163852740677291" text:continue-list="list163852046639391" text:style-name="L2">
        <text:list-item>
          <text:p text:style-name="P37"><text:bookmark-start text:name="__RefHeading___Toc395_377169772 Copie 2"/>Points annexes<text:bookmark-end text:name="__RefHeading___Toc395_377169772 Copie 2"/></text:p>
        </text:list-item>
      </text:list>
      <text:p text:style-name="P7"/>
      <text:list xml:id="list163853589497520" text:continue-list="list163851983042589" text:style-name="L3">
        <text:list-item text:start-value="1">
          <text:p text:style-name="P42"><text:bookmark-start text:name="__RefHeading___Toc399_377169772 Copie 4 Copie 1"/>Commandes et produits<text:bookmark-end text:name="__RefHeading___Toc399_377169772 Copie 4 Copie 1"/></text:p>
        </text:list-item>
      </text:list>
      <text:p text:style-name="P7"/>
      <text:p text:style-name="P66">Remboursements : OK</text:p>
      <text:p text:style-name="P66">T-shirts : OK (à réceptionner)</text:p>
      <text:p text:style-name="P66">Carte de visites : Commandées</text:p>
      <text:p text:style-name="P48"/>
      <text:list xml:id="list163852692466505" text:continue-numbering="true" text:style-name="L3">
        <text:list-item>
          <text:p text:style-name="P43"><text:bookmark-start text:name="__RefHeading___Toc399_377169772 Copie 3 Copie 1 Copie 1 Copie 1"/>Gestion des effectifs<text:bookmark-end text:name="__RefHeading___Toc399_377169772 Copie 3 Copie 1 Copie 1 Copie 1"/></text:p>
        </text:list-item>
      </text:list>
      <text:p text:style-name="P69"/>
      <text:p text:style-name="P70">Partie infra/sécu : Hugo et Arthur</text:p>
      <text:p text:style-name="P70">Partie site web : Loïs </text:p>
      <text:p text:style-name="P70">Partie jalon : Axel</text:p>
      <text:p text:style-name="P48"/>
      <text:p text:style-name="P48"/>
      <text:list xml:id="list163852587404912" text:continue-numbering="true" text:style-name="L3">
        <text:list-item>
          <text:p text:style-name="P41"><text:bookmark-start text:name="__RefHeading___Toc399_377169772 Copie 3 Copie 1 Copie 1"/>C ka la lan<text:bookmark-end text:name="__RefHeading___Toc399_377169772 Copie 3 Copie 1 Copie 1"/></text:p>
        </text:list-item>
      </text:list>
      <text:p text:style-name="P7"/>
      <text:p text:style-name="P13"><text:span text:style-name="T16">V</text:span>endredi 5 mai 2025</text:p>
      <text:p text:style-name="P7"/>
      <text:p text:style-name="P7"/>
      <text:p text:style-name="P28"><text:bookmark-start text:name="__RefHeading___Toc395_377169772 Copie 2 Copie 2"/>Prochaine réunion<text:bookmark-end text:name="__RefHeading___Toc395_377169772 Copie 2 Copie 2"/></text:p>
      <text:p text:style-name="P8"/>
      <text:p text:style-name="P29"><text:bookmark-start text:name="__RefHeading___Toc399_377169772 Copie 2 Copie 2"/>Date<text:bookmark-end text:name="__RefHeading___Toc399_377169772 Copie 2 Copie 2"/></text:p>
      <text:p text:style-name="P8"/>
      <text:p text:style-name="P30"><text:span text:style-name="T10">S</text:span><text:span text:style-name="T11">amedi </text:span><text:span text:style-name="T19">26 avril</text:span><text:span text:style-name="T11"> </text:span><text:span text:style-name="T12">2025</text:span><text:span text:style-name="T11">, </text:span><text:span text:style-name="T10">de 14h30 à 16h30</text:span></text:p>
      <text:p text:style-name="P8"/>
      <text:p text:style-name="P8"/>
      <text:p text:style-name="P29"><text:bookmark-start text:name="__RefHeading___Toc552_377169772 Copie 1 Copie 2"/>Ordre du jour<text:bookmark-end text:name="__RefHeading___Toc552_377169772 Copie 1 Copie 2"/></text:p>
      <text:p text:style-name="P8"/>
      <text:p text:style-name="P71">Sécurisation, <text:span text:style-name="T20">site web</text:span> et avancé des jalons</text:p>
      <text:p text:style-name="P8"/>
      <text:p text:style-name="P8"/>
      <text:p text:style-name="P29"><text:bookmark-start text:name="__RefHeading___Toc552_377169772 Copie 1 Copie 2 Copie 1"/>Devoirs<text:bookmark-end text:name="__RefHeading___Toc552_377169772 Copie 1 Copie 2 Copie 1"/></text:p>
      <text:p text:style-name="P9"/>
      <text:p text:style-name="P57">Loïs :<text:span text:style-name="T4"/></text:p>
      <text:list text:style-name="L6">
        <text:list-item>
          <text:p text:style-name="P58">[Priorité haute] Continuer la construction du site (finir la structure des pages, focus backend)</text:p>
          <text:list>
            <text:list-header>
              <text:p text:style-name="P58">&gt; <text:span text:style-name="T26">Aide : Axel</text:span></text:p>
            </text:list-header>
          </text:list>
        </text:list-item>
      </text:list>
      <text:p text:style-name="P9">Arthur : </text:p>
      <text:list text:style-name="L7">
        <text:list-item>
          <text:p text:style-name="P59">[Priorité haute] Finir la sécurisation du firewall <text:span text:style-name="T22">(règles de filtrages)</text:span></text:p>
        </text:list-item>
        <text:list-item>
          <text:p text:style-name="P53"><text:span text:style-name="T24">[Priorité haute] </text:span><text:span text:style-name="T23">Commencer</text:span><text:span text:style-name="T24"> la sécurisation du </text:span><text:span text:style-name="T23">NAS</text:span></text:p>
        </text:list-item>
        <text:list-item>
          <text:p text:style-name="P59">[Priorité haute] Commencer la sécurisation du <text:span text:style-name="T23">serveur Web</text:span></text:p>
        </text:list-item>
        <text:list-item>
          <text:p text:style-name="P59">[Priorité haute] <text:span text:style-name="T23">Commencer</text:span> la sécurisation d<text:span text:style-name="T23">e Proxmox</text:span></text:p>
        </text:list-item>
        <text:list-item>
          <text:p text:style-name="P53">[Priorité haute] <text:span text:style-name="T23">Commencer</text:span> la sécurisation du <text:span text:style-name="T23">serveur BDD</text:span></text:p>
        </text:list-item>
      </text:list>
      <text:p text:style-name="P9">Hugo :</text:p>
      <text:list text:style-name="L8">
        <text:list-item>
          <text:p text:style-name="P60">[Priorité haute] Finir la sécurisation de l'UCS</text:p>
        </text:list-item>
        <text:list-item>
          <text:p text:style-name="P60"><text:span text:style-name="T22">[</text:span>Priorité haute] Finir la sécurisation du reverse proxy / WAF</text:p>
        </text:list-item>
        <text:list-item>
          <text:p text:style-name="P61">[Priorité haute] <text:span text:style-name="T22">Finir</text:span> la sécurisation du bastion</text:p>
        </text:list-item>
        <text:list-item>
          <text:p text:style-name="P61">[Priorité haute] <text:span text:style-name="T23">Commencer</text:span> la sécurisation du bastion</text:p>
        </text:list-item>
      </text:list>
      <text:p text:style-name="P9">Axel :</text:p>
      <text:list text:style-name="L9">
        <text:list-item>
          <text:p text:style-name="P50">[Priorité très haute] Jalon 5 : <text:span text:style-name="T21">Finir l’analyse de risques</text:span></text:p>
          <text:list>
            <text:list-header>
              <text:p text:style-name="P50">&gt; <text:span text:style-name="T21">Aide Loïs</text:span></text:p>
            </text:list-header>
          </text:list>
        </text:list-item>
        <text:list-item>
          <text:p text:style-name="P72">[Priorité très haute] Jalon 6 : Préparer des GANTT fictifs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Clôture du jalon 5 et suite de la sécurisation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4-19T16:38:11.618000000</dc:date>
    <meta:editing-duration>PT6H39M24S</meta:editing-duration>
    <meta:editing-cycles>102</meta:editing-cycles>
    <meta:print-date>2025-01-02T09:51:38.559000000</meta:print-date>
    <meta:printed-by>Fichiers PDF</meta:printed-by>
    <meta:document-statistic meta:table-count="0" meta:image-count="7" meta:object-count="0" meta:page-count="7" meta:paragraph-count="94" meta:word-count="506" meta:character-count="2724" meta:non-whitespace-character-count="2335"/>
  </office:meta>
</office:document-meta>
</file>